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text-properties style:text-underline-style="solid" style:text-underline-width="auto" style:text-underline-color="font-color"/>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9"><draw:image xlink:href="Pictures/200000070000556F000051183B1CC0E0.svm" xlink:type="simple" xlink:show="embed" xlink:actuate="onLoad"/></draw:frame></text:p>
      <text:p text:style-name="P10"/>
      <text:p text:style-name="P10">Geldig voor de versies:</text:p>
      <text:p text:style-name="P10">0.2.0.32</text:p>
      <text:p text:style-name="P10"/>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8">1 Simulatie opbouwen: fysieke infrastructuur<text:tab/>3</text:p>
          <text:p text:style-name="P19">1.1 Het bouwen van de infrastructuur<text:tab/>3</text:p>
          <text:p text:style-name="P19">1.2 Het opstellen van een materieelbestand<text:tab/>7</text:p>
          <text:p text:style-name="P18">2 Simulatie opbouwen: StwSimEdit<text:tab/>8</text:p>
          <text:p text:style-name="P19">2.1 Inleidend werk<text:tab/>8</text:p>
          <text:p text:style-name="P19">2.2 Wat meer informatie over wissels<text:tab/>9</text:p>
          <text:p text:style-name="P19">2.3 Panelen aanmaken<text:tab/>9</text:p>
          <text:p text:style-name="P19">2.4 Panelen tekenen<text:tab/>10</text:p>
          <text:p text:style-name="P19">2.5 Rijwegen maken<text:tab/>12</text:p>
          <text:p text:style-name="P19">2.6 Opslaan e.d.<text:tab/>15</text:p>
          <text:p text:style-name="P18">3 Scenario's<text:tab/>16</text:p>
          <text:p text:style-name="P18">4 Technische informatie<text:tab/>17</text:p>
          <text:p text:style-name="P19">4.1 Opbouw van StwSim<text:tab/>17</text:p>
          <text:p text:style-name="P19">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43247883" text:style-name="L1">
        <text:list-item>
          <text:p text:style-name="P20">De naam van de simulatie, en</text:p>
        </text:list-item>
        <text:list-item>
          <text:p text:style-name="P20">Het versienummer van de simulatie.</text:p>
        </text:list-item>
      </text:list>
      <text:p text:style-name="Heading_20_3">Saai recht stuk spoor</text:p>
      <text:p text:style-name="Text_20_body">Het simpelste element is een spoor:</text:p>
      <text:p text:style-name="Text_20_body">r<text:tab/>389<text:tab/>150<text:tab/>-<text:tab/>j</text:p>
      <text:p text:style-name="Text_20_body">r<text:tab/>390<text:tab/>50<text:tab/>-<text:tab/>j</text:p>
      <text:p text:style-name="Text_20_body">r<text:tab/>391<text:tab/>25<text:tab/>40<text:tab/>j</text:p>
      <text:p text:style-name="Text_20_body">r<text:tab/><text:span text:style-name="T4">(R)ail</text:span></text:p>
      <text:p text:style-name="P2">389<text:tab/><text:span text:style-name="T4">Nummer</text:span></text:p>
      <text:p text:style-name="P2"><text:span text:style-name="T5">150<text:tab/></text:span><text:span text:style-name="T4">Lengte</text:span><text:span text:style-name="T5"> in meters</text:span></text:p>
      <text:p text:style-name="P2"><text:span text:style-name="T5">-<text:tab/></text:span><text:span text:style-name="T4">Maximumsnelheid</text:span> indien deze lager is dan de baanvaksnelheid en zorgt voor een seinbeeld met een snelheidsbeperking als er een rijweg over wordt ingesteld. Met name nuttig dus voor de aftakkende kant van een wissel – zie hieronder.</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text:soft-page-break/>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5"><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8"><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text:soft-page-break/>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oft-page-break/><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43263189" text:style-name="L2">
        <text:list-item>
          <text:p text:style-name="P21"><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Verschijn- en verdwijnpunten aangeven</text:p>
      <text:p text:style-name="P4">vs<text:tab/>Farzonur-1<text:tab/>j<text:tab/>435<text:tab/>234<text:tab/>v<text:tab/>r<text:tab/>73<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oft-page-break/><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73<text:tab/></text:span><text:span text:style-name="T2">Snelheid</text:span><text:span text:style-name="T3">. Een (r)ijdende trein heeft natuurlijk een snelheid.</text:span></text:p>
      <text:p text:style-name="Text_20_body"><text:span text:style-name="T3">100<text:tab/></text:span><text:span text:style-name="T2">Baanvaksnelheid</text:span><text:span text:style-name="T3">. Eerste initialisatie van de baanvaksnelheid voor zolang de trein nog geen bordje is tegengekomen dat de baanvaksnelheid aangeeft.</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6"><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7"><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43255228" text:style-name="L3">
        <text:list-item>
          <text:p text:style-name="P22">Spoorsecties die de overweg kruisen</text:p>
        </text:list-item>
        <text:list-item>
          <text:p text:style-name="P22">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1"><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43270696" text:style-name="L4">
        <text:list-item>
          <text:p text:style-name="P23">wissel A rechtdoor <text:span text:style-name="T17">→</text:span> wissel B <text:s/>rechtdoor</text:p>
        </text:list-item>
        <text:list-item>
          <text:p text:style-name="P23">wissel A afbuigend <text:span text:style-name="T17">→</text:span> stand van wissel B maakt niet uit</text:p>
        </text:list-item>
        <text:list-item>
          <text:p text:style-name="P23">wissel B rechtdoor <text:span text:style-name="T17">→</text:span> stand van wissel A maakt niet uit</text:p>
        </text:list-item>
        <text:list-item>
          <text:p text:style-name="P23">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2">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43277458" text:style-name="L5">
        <text:list-item>
          <text:p text:style-name="P24">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43259779" text:style-name="L6">
        <text:list-item>
          <text:p text:style-name="P25">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6"><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7"><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10"><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43261090" text:style-name="L7">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7">Naar-sein:<text:tab/>Welk sein moet dekking bieden voor een vooruitrijdende trein?</text:p>
        </text:list-item>
        <text:list-item>
          <text:p text:style-name="P27">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12"><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13"><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4"><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5"><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twee regels komen de naam respectievelijk de versie van de simulatie, net als bij het .sss-bestand van de fysieke infrastructuur. Daarna zijn de volgende commando's mogelijk:</text:p>
      <text:p text:style-name="Text_20_body"/>
      <text:p text:style-name="Text_20_body">vsv<text:tab/>NG<text:tab/>KG</text:p>
      <text:p text:style-name="Text_20_body">vsv<text:tab/><text:span text:style-name="T4">Verschijn op verkeerd spoor</text:span></text:p>
      <text:p text:style-name="P2">NG<text:tab/>Verschijnpunt waar de betreffende treinen normaal gesproken verschijnen</text:p>
      <text:p text:style-name="P2">KG<text:tab/>Verschijnpunt waar deze treinen nu moeten verschijnen</text:p>
      <text:p text:style-name="P2"/>
      <text:p text:style-name="P2">k<text:tab/>502</text:p>
      <text:p text:style-name="Text_20_body"><text:span text:style-name="T5">k<text:tab/></text:span><text:span text:style-name="T4">Kortsluitlans</text:span></text:p>
      <text:p text:style-name="P2">502<text:tab/>De spoorsectie (meetpunt) waar de kortsluitlans is geplaatst</text:p>
      <text:p text:style-name="P2">De betreffende sectie zal permanent bezet lijken en de bijbehorende rails worden van de rest van de simulatie losgekoppeld zodat een trein niet de betreffende sectie in kan rijden.</text:p>
      <text:p text:style-name="P2"/>
      <text:p text:style-name="P2">w<text:tab/>1157<text:tab/>r</text:p>
      <text:p text:style-name="Text_20_body"><text:span text:style-name="T5">w<text:tab/></text:span><text:span text:style-name="T4">Wisselstand</text:span></text:p>
      <text:p text:style-name="P2">1157<text:tab/>Wisselnummer</text:p>
      <text:p text:style-name="P2">r<text:tab/>Wisselstand, r is recht, a is aftakkend.</text:p>
      <text:p text:style-name="P2">Het wissel wordt (samen met de bijbehorende gekoppelde wissels) bij de start van de simulatie in de betreffende stand gezet.</text:p>
      <text:p text:style-name="P2"/>
      <text:p text:style-name="P2">c<text:tab/>vhb 1157</text:p>
      <text:p text:style-name="Text_20_body"><text:span text:style-name="T5">c<text:tab/></text:span><text:span text:style-name="T4">Commando</text:span></text:p>
      <text:p text:style-name="P2">Het betreffende commando wordt bij de start van de simulatie uitgevoerd.</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43265577" text:style-name="L8">
        <text:list-item>
          <text:p text:style-name="P29">Fysieke infrastructuur: sporen, wissels, seinen, treindetectie</text:p>
        </text:list-item>
        <text:list-item>
          <text:p text:style-name="P29">Treinen</text:p>
        </text:list-item>
        <text:list-item>
          <text:p text:style-name="P29">Rijrichtingsvelden</text:p>
        </text:list-item>
        <text:list-item>
          <text:p text:style-name="P29">Automatische blokseinen, inclusief meeverplaatsen van treinnummers</text:p>
        </text:list-item>
      </text:list>
      <text:p text:style-name="Text_20_body">De clients zorgen voor:</text:p>
      <text:list xml:id="list43257589" text:style-name="L9">
        <text:list-item>
          <text:p text:style-name="P30">Rijwegen</text:p>
        </text:list-item>
        <text:list-item>
          <text:p text:style-name="P30">Flankbeveiliging </text:p>
        </text:list-item>
        <text:list-item>
          <text:p text:style-name="P30">Approach locking</text:p>
        </text:list-item>
        <text:list-item>
          <text:p text:style-name="P30">Bediende seinen op 'stop' zetten als een trein het sein passeert</text:p>
        </text:list-item>
        <text:list-item>
          <text:p text:style-name="P30">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43254969" text:style-name="L10">
        <text:list-item>
          <text:p text:style-name="P31">zich aanmelden</text:p>
        </text:list-item>
        <text:list-item>
          <text:p text:style-name="P31">seinen en wissels claimen</text:p>
        </text:list-item>
        <text:list-item>
          <text:p text:style-name="P31">verbinding met meetpunten leggen.</text:p>
        </text:list-item>
      </text:list>
      <text:p text:style-name="Text_20_body">Zij alle bediende seinen, en alle wissels vergeven, dan gaat de tijd lopen en gaat de tweede fase in. In deze fase stuurt de client berichten:</text:p>
      <text:list xml:id="list43258477" text:style-name="L11">
        <text:list-item>
          <text:p text:style-name="P32">wanneer een wissel omgezet moet worden</text:p>
        </text:list-item>
        <text:list-item>
          <text:p text:style-name="P32">de stand van een sein aangepast moet worden</text:p>
        </text:list-item>
        <text:list-item>
          <text:p text:style-name="P32"><text:soft-page-break/>een bericht aan een trein gestuurd moet worden</text:p>
        </text:list-item>
        <text:list-item>
          <text:p text:style-name="P32">een bericht aan een medespeler gestuurd moet worden</text:p>
        </text:list-item>
        <text:list-item>
          <text:p text:style-name="P32">treinnummers wijzigen.</text:p>
        </text:list-item>
      </text:list>
      <text:p text:style-name="Text_20_body">De server bericht de client:</text:p>
      <text:list xml:id="list43267602" text:style-name="L12">
        <text:list-item>
          <text:p text:style-name="P33">wanneer een spoor bezet wordt of vrij komt</text:p>
        </text:list-item>
        <text:list-item>
          <text:p text:style-name="P33">wanneer een wissel zijn nieuwe stand heeft aangenomen</text:p>
        </text:list-item>
        <text:list-item>
          <text:p text:style-name="P33">wanneer een wissel vanwege bezet spoor niet van stand veranderd kon worden</text:p>
        </text:list-item>
        <text:list-item>
          <text:p text:style-name="P33">wanneer een sein wegens een passerende trein teruggevallen is naar de stand 'stop'</text:p>
        </text:list-item>
        <text:list-item>
          <text:p text:style-name="P33">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Heading_20_3">Communicatie</text:p>
      <text:p text:style-name="Text_20_body">Treinstatus opvragen:</text:p>
      <text:p text:style-name="P11">tsr:&lt;treinnummer&gt;</text:p>
      <text:p text:style-name="Text_20_body"><text:soft-page-break/>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text:span><text:tab/><text:tab/><text:tab/><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ext:soft-page-break/>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09T23:17:37.40</dc:date>
    <dc:language>nl-NL</dc:language>
    <meta:editing-cycles>314</meta:editing-cycles>
    <meta:editing-duration>P4DT16H4M46S</meta:editing-duration>
    <meta:document-statistic meta:table-count="0" meta:image-count="18" meta:object-count="0" meta:page-count="22" meta:paragraph-count="395" meta:word-count="4484" meta:character-count="28691"/>
    <meta:user-defined meta:name="Info 1"/>
    <meta:user-defined meta:name="Info 2"/>
    <meta:user-defined meta:name="Info 3"/>
    <meta:user-defined meta:name="Info 4"/>
  </office:meta>
</office:document-meta>
</file>